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21.2.0 -->
  <office:font-face-decls>
    <style:font-face style:name="OpenSymbol" svg:font-family="OpenSymbol" style:font-charset="x-symbol"/>
    <style:font-face style:name="Lohit Devanagari" svg:font-family="Lohit Devanagari" style:font-pitch="variable"/>
    <style:font-face style:name="Liberation Serif" svg:font-family="Liberation Serif" style:font-pitch="variable" style:font-family-generic="roman"/>
    <style:font-face style:name="Liberation Sans" svg:font-family="Liberation Sans" style:font-pitch="variable" style:font-family-generic="swiss"/>
    <style:font-face style:name="Noto Sans CJK SC" svg:font-family="Noto Sans CJK SC" style:font-pitch="variable"/>
    <style:font-face style:name="Noto Serif CJK SC" svg:font-family="Noto Serif CJK SC" style:font-pitch="variable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text-properties fo:font-size="18pt" style:font-size-asian="18pt" style:font-size-complex="18pt" fo:font-weight="bold" style:font-weight-asian="bold" style:font-weight-complex="bold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Text_20_body"/>
    <style:style style:name="P3" style:family="paragraph" style:parent-style-name="Text_20_body"/>
    <style:style style:name="T3_1" style:family="text"/>
    <style:style style:name="P4" style:family="paragraph" style:parent-style-name="Standard"/>
    <style:style style:name="P5" style:family="paragraph" style:parent-style-name="Heading_20_2">
      <style:text-properties fo:font-size="16pt" style:font-size-asian="16pt" style:font-size-complex="16pt" fo:font-weight="bold" style:font-weight-asian="bold" style:font-weight-complex="bold"/>
    </style:style>
    <style:style style:name="T5_1" style:family="text">
      <style:text-properties fo:font-size="16pt" style:font-size-asian="16pt" style:font-size-complex="16pt" fo:font-weight="bold" style:font-weight-asian="bold" style:font-weight-complex="bold"/>
    </style:style>
    <style:style style:name="P6" style:family="paragraph" style:parent-style-name="Standard"/>
    <style:style style:name="P7" style:family="paragraph" style:parent-style-name="Standard"/>
    <style:style style:name="T7_1" style:family="text"/>
    <style:style style:name="T7_2" style:family="text" style:parent-style-name="Standard"/>
    <style:style style:name="P8" style:family="paragraph" style:parent-style-name="Standard"/>
    <style:style style:name="T8_1" style:family="text"/>
    <style:style style:name="T8_2" style:family="text">
      <style:text-properties fo:font-style="normal" style:font-style-asian="normal" style:font-style-complex="normal"/>
    </style:style>
    <style:style style:name="T8_3" style:family="text"/>
    <style:style style:name="P9" style:family="paragraph" style:parent-style-name="Standard"/>
    <style:style style:name="P10" style:family="paragraph" style:parent-style-name="Standard"/>
    <style:style style:name="T10_1" style:family="text"/>
    <style:style style:name="P11" style:family="paragraph" style:parent-style-name="Standard"/>
    <style:style style:name="P12" style:family="paragraph" style:parent-style-name="Standard"/>
    <style:style style:name="T12_1" style:family="text"/>
    <style:style style:name="T12_2" style:family="text"/>
    <style:style style:name="T12_3" style:family="text"/>
    <style:style style:name="T12_4" style:family="text" style:parent-style-name="Standard"/>
    <style:style style:name="P13" style:family="paragraph" style:parent-style-name="Standard"/>
    <style:style style:name="T13_1" style:family="text"/>
    <style:style style:name="P14" style:family="paragraph" style:parent-style-name="Standard"/>
    <style:style style:name="P15" style:family="paragraph" style:parent-style-name="Normal"/>
    <style:style style:name="T15_1" style:family="text"/>
    <style:style style:name="T15_2" style:family="text" style:parent-style-name="Normal"/>
    <style:style style:name="P16" style:family="paragraph" style:parent-style-name="Standard"/>
    <style:style style:name="T16_1" style:family="text"/>
    <style:style style:name="P17" style:family="paragraph" style:parent-style-name="Standard"/>
    <style:style style:name="P18" style:family="paragraph" style:parent-style-name="Standard"/>
    <style:style style:name="T18_1" style:family="text">
      <style:text-properties fo:font-style="normal" style:font-style-asian="normal" style:font-style-complex="normal"/>
    </style:style>
    <style:style style:name="T18_2" style:family="text" style:parent-style-name="Standard">
      <style:text-properties fo:font-style="normal" style:font-style-asian="normal" style:font-style-complex="normal"/>
    </style:style>
    <style:style style:name="P19" style:family="paragraph" style:parent-style-name="Standard"/>
    <style:style style:name="T19_1" style:family="text"/>
    <style:style style:name="T19_2" style:family="text"/>
    <style:style style:name="T19_3" style:family="text"/>
    <style:style style:name="T19_4" style:family="text">
      <style:text-properties fo:font-style="normal" style:font-style-asian="normal" style:font-style-complex="normal"/>
    </style:style>
    <style:style style:name="P20" style:family="paragraph" style:parent-style-name="Standard"/>
    <style:style style:name="P21" style:family="paragraph" style:parent-style-name="Standard"/>
    <style:style style:name="T21_1" style:family="text"/>
    <style:style style:name="T21_2" style:family="text" style:parent-style-name="Standard"/>
    <style:style style:name="P22" style:family="paragraph" style:parent-style-name="Standard"/>
    <style:style style:name="T22_1" style:family="text"/>
    <style:style style:name="T22_2" style:family="text"/>
    <style:style style:name="P23" style:family="paragraph" style:parent-style-name="Standard"/>
    <style:style style:name="P24" style:family="paragraph" style:parent-style-name="Standard">
      <style:paragraph-properties fo:text-indent="0cm" fo:margin-left="1.251cm" fo:margin-right="0cm"/>
    </style:style>
    <style:style style:name="T24_1" style:family="text">
      <style:text-properties fo:color="#666666"/>
    </style:style>
    <style:style style:name="T24_2" style:family="text" style:parent-style-name="Standard">
      <style:text-properties fo:color="#666666"/>
    </style:style>
    <style:style style:name="P25" style:family="paragraph" style:parent-style-name="Standard"/>
    <style:style style:name="T25_1" style:family="text"/>
    <style:style style:name="T25_2" style:family="text">
      <style:text-properties fo:color="#666666"/>
    </style:style>
    <style:style style:name="P26" style:family="paragraph" style:parent-style-name="Standard">
      <style:text-properties fo:color="#666666"/>
    </style:style>
    <style:style style:name="P27" style:family="paragraph" style:parent-style-name="Heading_20_2">
      <style:text-properties fo:font-size="16pt" style:font-size-asian="16pt" style:font-size-complex="16pt" fo:font-weight="bold" style:font-weight-asian="bold" style:font-weight-complex="bold"/>
    </style:style>
    <style:style style:name="T27_1" style:family="text">
      <style:text-properties fo:font-size="16pt" style:font-size-asian="16pt" style:font-size-complex="16pt" fo:font-weight="bold" style:font-weight-asian="bold" style:font-weight-complex="bold"/>
    </style:style>
    <style:style style:name="T27_2" style:family="text">
      <style:text-properties fo:font-size="16pt" style:font-size-asian="16pt" style:font-size-complex="16pt" fo:font-weight="bold" style:font-weight-asian="bold" style:font-weight-complex="bold"/>
    </style:style>
    <style:style style:name="P28" style:family="paragraph" style:parent-style-name="Standard">
      <style:text-properties fo:color="#000000"/>
    </style:style>
    <style:style style:name="P29" style:family="paragraph" style:parent-style-name="Standard"/>
    <style:style style:name="T29_1" style:family="text">
      <style:text-properties fo:color="#000000"/>
    </style:style>
    <style:style style:name="P30" style:family="paragraph" style:parent-style-name="Standard">
      <style:text-properties fo:color="#000000"/>
    </style:style>
    <style:style style:name="P31" style:family="paragraph" style:parent-style-name="Standard"/>
    <style:style style:name="T31_1" style:family="text">
      <style:text-properties fo:color="#000000"/>
    </style:style>
    <style:style style:name="T31_2" style:family="text" style:parent-style-name="Standard">
      <style:text-properties fo:color="#000000"/>
    </style:style>
    <style:style style:name="P32" style:family="paragraph" style:parent-style-name="Standard"/>
    <style:style style:name="T32_1" style:family="text">
      <style:text-properties fo:color="#000000"/>
    </style:style>
    <style:style style:name="P33" style:family="paragraph" style:parent-style-name="Standard">
      <style:text-properties fo:color="#000000"/>
    </style:style>
    <style:style style:name="P34" style:family="paragraph" style:parent-style-name="Normal"/>
    <style:style style:name="T34_1" style:family="text"/>
    <style:style style:name="T34_2" style:family="text"/>
    <style:style style:name="T34_3" style:family="text" style:parent-style-name="Normal"/>
    <style:style style:name="P35" style:family="paragraph" style:parent-style-name="Standard"/>
    <style:style style:name="T35_1" style:family="text"/>
    <style:style style:name="T35_2" style:family="text"/>
    <style:style style:name="P36" style:family="paragraph" style:parent-style-name="Standard">
      <style:text-properties fo:color="#000000"/>
    </style:style>
    <style:style style:name="P37" style:family="paragraph" style:parent-style-name="Standard"/>
    <style:style style:name="T37_1" style:family="text"/>
    <style:style style:name="P38" style:family="paragraph" style:parent-style-name="Standard">
      <style:text-properties fo:color="#ff4000"/>
    </style:style>
    <style:style style:name="P39" style:family="paragraph" style:parent-style-name="Heading_20_2"/>
    <style:style style:name="T39_1" style:family="text"/>
    <style:style style:name="P40" style:family="paragraph" style:parent-style-name="Text_20_body"/>
    <style:style style:name="P41" style:family="paragraph" style:parent-style-name="Standard"/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P42" style:family="paragraph" style:parent-style-name="Standard"/>
    <style:style style:name="P43" style:family="paragraph" style:parent-style-name="Standard"/>
    <style:style style:name="T43_1" style:family="text"/>
    <style:style style:name="T43_2" style:family="text" style:parent-style-name="Standard"/>
    <style:style style:name="P44" style:family="paragraph" style:parent-style-name="Standard"/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P45" style:family="paragraph" style:parent-style-name="Standard"/>
    <style:style style:name="P46" style:family="paragraph" style:parent-style-name="Standard"/>
    <style:style style:name="T46_1" style:family="text">
      <style:text-properties fo:color="#000000"/>
    </style:style>
    <style:style style:name="P47" style:family="paragraph" style:parent-style-name="Standard"/>
    <style:style style:name="P48" style:family="paragraph" style:parent-style-name="Standard"/>
    <style:style style:name="T48_1" style:family="text"/>
    <style:style style:name="T48_2" style:family="text"/>
    <style:style style:name="T48_3" style:family="text"/>
    <style:style style:name="T48_4" style:family="text" style:parent-style-name="Standard"/>
    <style:style style:name="P49" style:family="paragraph" style:parent-style-name="Standard"/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P50" style:family="paragraph" style:parent-style-name="Standard"/>
    <style:style style:name="P51" style:family="paragraph" style:parent-style-name="Standard">
      <style:text-properties fo:color="#000000"/>
    </style:style>
  </office:automatic-styles>
  <office:body>
    <office:text>
      <text:list text:style-name="LS1" xml:id="list0">
        <text:list-item>
          <text:h text:style-name="P1" text:outline-level="1"><text:span text:style-name="T1_1">Process</text:span></text:h>
        </text:list-item>
      </text:list>
      <text:p text:style-name="P2"/>
      <text:p text:style-name="P3"><text:span text:style-name="T3_1">This<text:s/>text<text:s/>intends<text:s/>to<text:s/>give<text:s/>insight<text:s/>into<text:s/>everything<text:s/>that<text:s/>was<text:s/>and<text:s/>is<text:s/>happening<text:s/>behind<text:s/>the<text:s/>scenes<text:s/>in<text:s/>this<text:s/>project.<text:s/>On<text:s/>the<text:s/>technological<text:s/>side,<text:s/>this<text:s/>project<text:s/>consists<text:s/>of<text:s/>multiple<text:s/>components,<text:s/>most<text:s/>of<text:s/>which<text:s/>are<text:s/>based<text:s/>on<text:s/>so-called<text:s/>"artificial<text:s/>intelligence"<text:s/>(short<text:s/>AI).<text:s/>All<text:s/>messages<text:s/>and<text:s/>selfies<text:s/>are<text:s/>being<text:s/>generated<text:s/>live.<text:s/>The<text:s/>first<text:s/>part<text:s/>of<text:s/>this<text:s/>text<text:s/>will<text:s/>give<text:s/>a<text:s/>(critical)<text:s/>overview<text:s/>of<text:s/>this<text:s/>technology.<text:s/>The<text:s/>next<text:s/>part<text:s/>will<text:s/>go<text:s/>into<text:s/>the<text:s/>process<text:s/>of<text:s/>creating<text:s/>this<text:s/>project<text:s/>and<text:s/>my<text:s/>choices<text:s/>and<text:s/>motivations.</text:span></text:p>
      <text:p text:style-name="P4"/>
      <text:list text:style-name="LS1" xml:id="list1" text:continue-list="list0">
        <text:list-item>
          <text:list>
            <text:list-item>
              <text:h text:style-name="P5" text:outline-level="2"><text:span text:style-name="T5_1">Machine<text:s/>Learning</text:span></text:h>
            </text:list-item>
          </text:list>
        </text:list-item>
      </text:list>
      <text:p text:style-name="P6"/>
      <text:p text:style-name="P7"><text:span text:style-name="T7_1">Describing<text:s/>machine<text:s/>learning</text:span><text:span text:style-name="T7_2"><text:note text:note-class="footnote"><text:note-citation/><text:note-body><text:p text:style-name="P8"><text:span text:style-name="T8_1"><text:tab/></text:span><text:span text:style-name="T8_2">The<text:s/>terms<text:s/>machine<text:s/>learning<text:s/>and<text:s/>artificial<text:s/>intelligence<text:s/>are<text:s/>often<text:s/>used<text:s/>interchangeably.<text:s/>Machine<text:s/>learning<text:s/>actually<text:s/>is<text:s/>a<text:s/>technology<text:s/>that<text:s/>is<text:s/>a<text:s/>subset<text:s/>of<text:s/>the<text:s/>field<text:s/>of<text:s/>AI</text:span></text:p></text:note-body></text:note></text:span><text:span text:style-name="T8_3"><text:s/>is<text:s/>challenging.<text:s/>This<text:s/>is<text:s/>not<text:s/>necessarily<text:s/>because<text:s/>it<text:s/>is<text:s/>a<text:s/>complicated<text:s/>technology.<text:s/>Most<text:s/>technologies<text:s/>were<text:s/>perceived<text:s/>to<text:s/>be<text:s/>complicated<text:s/>when<text:s/>they<text:s/>were<text:s/>new<text:s/>and<text:s/>yet<text:s/>were<text:s/>rather<text:s/>easy<text:s/>to<text:s/>explain<text:s/>once<text:s/>humans<text:s/>had<text:s/>gotten<text:s/>used<text:s/>to<text:s/>them<text:s/>and<text:s/>had<text:s/>a<text:s/>common<text:s/>vocabulary<text:s/>to<text:s/>describe<text:s/>them.<text:s/>While<text:s/>AIs<text:s/>use<text:s/>outside<text:s/>of<text:s/>research<text:s/>is<text:s/>still<text:s/>a<text:s/>recent<text:s/>development,<text:s/>most<text:s/>people<text:s/>have<text:s/>now<text:s/>have<text:s/>had<text:s/>encounters<text:s/>with<text:s/>AI,<text:s/>knowingly<text:s/>or<text:s/>unknowingly.<text:s/>A<text:s/>common<text:s/>vocabulary<text:s/>seems<text:s/>to<text:s/>be<text:s/>developing.</text:span></text:p>
      <text:p text:style-name="P9"/>
      <text:p text:style-name="P10"><text:span text:style-name="T10_1">The<text:s/>reason<text:s/>that<text:s/>describing<text:s/>the<text:s/>workings<text:s/>of<text:s/>machine<text:s/>learning<text:s/>is<text:s/>complicated<text:s/>is<text:s/>precisely<text:s/>because<text:s/>of<text:s/>this<text:s/>common<text:s/>vocabulary<text:s/>that<text:s/>is<text:s/>being<text:s/>established.<text:s/>A<text:s/>common<text:s/>description<text:s/>of<text:s/>machine<text:s/>learning<text:s/>might<text:s/>be:<text:s/>"Machine<text:s/>learning<text:s/>describes<text:s/>algorithms<text:s/>that<text:s/>are<text:s/>able<text:s/>to<text:s/>'learn'<text:s/>certain<text:s/>patterns<text:s/>through<text:s/>being<text:s/>'shown'<text:s/>vast<text:s/>amounts<text:s/>of<text:s/>data.<text:s/>These<text:s/>patterns<text:s/>could<text:s/>be<text:s/>anything:<text:s/>visual<text:s/>patterns<text:s/>in<text:s/>images,<text:s/>grammatical<text:s/>patterns<text:s/>in<text:s/>text,<text:s/>etc.<text:s/>If<text:s/>you<text:s/>want<text:s/>an<text:s/>AI<text:s/>to<text:s/>be<text:s/>able<text:s/>to<text:s/>'discern'<text:s/>sad<text:s/>and<text:s/>happy<text:s/>facial<text:s/>expressions,<text:s/>for<text:s/>example,<text:s/>you<text:s/>could<text:s/>show<text:s/>the<text:s/>algorithm<text:s/>tens<text:s/>of<text:s/>thousands<text:s/>of<text:s/>pictures<text:s/>of<text:s/>sad<text:s/>and<text:s/>happy<text:s/>faces<text:s/>that<text:s/>are<text:s/>labeled<text:s/>as<text:s/>such.<text:s/>After<text:s/>a<text:s/>while<text:s/>of<text:s/>training<text:s/>with<text:s/>these<text:s/>pictures,<text:s/>the<text:s/>AI<text:s/>will<text:s/>be<text:s/>able<text:s/>to<text:s/>put<text:s/>the<text:s/>labels<text:s/>'sad'<text:s/>and<text:s/>'happy'<text:s/>on<text:s/>completely<text:s/>new<text:s/>portraits<text:s/>that<text:s/>it<text:s/>has<text:s/>never<text:s/>seen<text:s/>before.<text:s/>Aside<text:s/>from<text:s/>labeling<text:s/>or<text:s/>classifying<text:s/>data,<text:s/>machine<text:s/>learning<text:s/>algorithms<text:s/>can<text:s/>also<text:s/>generate<text:s/>new<text:s/>data.<text:s/>An<text:s/>algorithm<text:s/>that<text:s/>is<text:s/>'trained'<text:s/>with<text:s/>faces,<text:s/>for<text:s/>example,<text:s/>will<text:s/>'learn'<text:s/>what<text:s/>a<text:s/>face<text:s/>looks<text:s/>like<text:s/>and<text:s/>will<text:s/>be<text:s/>able<text:s/>to<text:s/>construct<text:s/>completely<text:s/>new<text:s/>faces<text:s/>with<text:s/>that<text:s/>knowledge."</text:span></text:p>
      <text:p text:style-name="P11"/>
      <text:p text:style-name="P12"><text:span text:style-name="T12_1">The<text:s/>problem<text:s/>with<text:s/>this<text:s/>explanation<text:s/>is<text:s/>that,<text:s/>while<text:s/>machine<text:s/>learning<text:s/>algorithms<text:s/>can<text:s/>label<text:s/>or<text:s/>generate<text:s/>data<text:s/>through<text:s/>a<text:s/>process<text:s/>called<text:s/>training<text:s/>that<text:s/>requires<text:s/>the<text:s/>processing<text:s/>of<text:s/>huge<text:s/>datasets,<text:s/>they<text:s/>are<text:s/>probably<text:s/>not<text:s/>capable<text:s/>of<text:s/>"learning"<text:s/>or<text:s/>"discerning"<text:s/></text:span><text:span text:style-name="T12_2">anything</text:span><text:span text:style-name="T12_3"><text:s/>in<text:s/>any<text:s/>way,<text:s/>depending<text:s/>on<text:s/>what<text:s/>is<text:s/>meant<text:s/>by<text:s/>these<text:s/>terms.<text:s/>As<text:s/>Matteo<text:s/>Pasquinelli<text:s/>and<text:s/>Vladan<text:s/>Joler<text:s/>put<text:s/>it:<text:s/>"Machine<text:s/>learning<text:s/>is<text:s/>a<text:s/>term<text:s/>that,<text:s/>as<text:s/>much<text:s/>as<text:s/>'AI',<text:s/>anthropomorphizes<text:s/>a<text:s/>piece<text:s/>of<text:s/>technology:<text:s/>machine<text:s/>learning<text:s/>learns<text:s/>nothing<text:s/>in<text:s/>the<text:s/>proper<text:s/>sense<text:s/>of<text:s/>the<text:s/>word,<text:s/>as<text:s/>a<text:s/>human<text:s/>does".</text:span><text:span text:style-name="T12_4"><text:note text:note-class="footnote"><text:note-citation/><text:note-body><text:p text:style-name="P13"><text:span text:style-name="T13_1"><text:tab/>Nooscope</text:span></text:p></text:note-body></text:note></text:span></text:p>
      <text:p text:style-name="P14"/>
      <text:p text:style-name="P15"><text:span text:style-name="T15_1">It<text:s/>is<text:s/>important<text:s/>to<text:s/>keep<text:s/>in<text:s/>mind<text:s/>that,<text:s/>as<text:s/>much<text:s/>as<text:s/>the<text:s/>field<text:s/>of<text:s/>AI<text:s/>is<text:s/>a<text:s/>technological<text:s/>praxis,<text:s/>it<text:s/>is<text:s/>also<text:s/>a<text:s/>narrative<text:s/>one.<text:s/>In<text:s/>the<text:s/>words<text:s/>of<text:s/>Phil<text:s/>Agre:<text:s/>"As<text:s/>a<text:s/>practical<text:s/>matter,<text:s/>the<text:s/>purpose<text:s/>of<text:s/>AI<text:s/>is<text:s/>to<text:s/>build<text:s/>computer<text:s/>systems<text:s/>whose<text:s/>operation<text:s/>can<text:s/>be<text:s/>narrated<text:s/>using<text:s/>intentional<text:s/>vocabulary.<text:s/>Innovations<text:s/>frequently<text:s/>involve<text:s/>techniques<text:s/>that<text:s/>bring<text:s/>new<text:s/>vocabulary<text:s/>into<text:s/>the<text:s/>field:<text:s/>reasoning,<text:s/>planning,<text:s/>learning,<text:s/>choosing,<text:s/>strategizing,<text:s/>and<text:s/>so<text:s/>on.<text:s/>Whether<text:s/>the<text:s/>resulting<text:s/>systems<text:s/>are<text:s/>really<text:s/>exhibiting<text:s/>these<text:s/>qualities<text:s/>is<text:s/>hard<text:s/>to<text:s/>say".</text:span><text:span text:style-name="T15_2"><text:note text:note-class="footnote"><text:note-citation/><text:note-body><text:p text:style-name="P16"><text:span text:style-name="T16_1"><text:tab/>Critical<text:s/>Practice</text:span></text:p></text:note-body></text:note></text:span></text:p>
      <text:p text:style-name="P17"/>
      <text:p text:style-name="P18"><text:span text:style-name="T18_1">These<text:s/>blurring<text:s/>of<text:s/>concepts<text:s/>between<text:s/>humans<text:s/>and<text:s/>machines<text:s/>may<text:s/>be<text:s/>in<text:s/>part<text:s/>responsible<text:s/>for<text:s/>the<text:s/>mystification<text:s/>that<text:s/>is<text:s/>happening<text:s/>around<text:s/>AI.<text:s/>Even<text:s/>the<text:s/>expression<text:s/>artificial<text:s/>intelligence<text:s/>implies<text:s/>some<text:s/>kind<text:s/>of<text:s/>autonomy,<text:s/>mystical,<text:s/>alien<text:s/>computer<text:s/>minds.</text:span><text:span text:style-name="T18_2"><text:note text:note-class="footnote"><text:note-citation/><text:note-body><text:p text:style-name="P19"><text:span text:style-name="T19_1"><text:tab/></text:span><text:span text:style-name="T19_2">Vgl.<text:s/></text:span><text:span text:style-name="T19_3">Nooscope</text:span></text:p></text:note-body></text:note></text:span><text:span text:style-name="T19_4"><text:s/>The<text:s/>idea<text:s/>of<text:s/>thinking<text:s/>(and<text:s/>maybe<text:s/>even<text:s/>feeling)<text:s/>machines<text:s/>is,<text:s/>of<text:s/>course,<text:s/>an<text:s/>old<text:s/>one<text:s/>coming<text:s/>from<text:s/>literature<text:s/>and<text:s/>films.<text:s/>So<text:s/>naturally,<text:s/>in<text:s/>this<text:s/>time<text:s/>of<text:s/>transition<text:s/>where<text:s/>AI<text:s/>is<text:s/>seeing<text:s/>more<text:s/>and<text:s/>wider<text:s/>use,<text:s/>there<text:s/>are<text:s/>still<text:s/>sci-fi<text:s/>like<text:s/>stories<text:s/>floating<text:s/>around<text:s/>in<text:s/>our<text:s/>minds.<text:s/>The<text:s/>question<text:s/>of<text:s/>agency<text:s/>is<text:s/>at<text:s/>the<text:s/>core<text:s/>of<text:s/>many<text:s/>of<text:s/>these<text:s/>stories<text:s/>where<text:s/>often<text:s/>an<text:s/>AI<text:s/>becomes<text:s/>self-aware<text:s/>and<text:s/>sometimes<text:s/>devious.<text:s/>This<text:s/>may<text:s/>be<text:s/>part<text:s/>of<text:s/>the<text:s/>eeriness<text:s/>that<text:s/>is<text:s/>still<text:s/>present<text:s/>in<text:s/>our<text:s/>perception<text:s/>of<text:s/>AI.</text:span></text:p>
      <text:p text:style-name="P20"/>
      <text:p text:style-name="P21"><text:span text:style-name="T21_1">According<text:s/>to<text:s/>Mark<text:s/>Fisher<text:s/>"the<text:s/>sensation<text:s/>of<text:s/>the<text:s/>eerie<text:s/>occurs<text:s/>either<text:s/>when<text:s/>there<text:s/>is<text:s/>something<text:s/>present<text:s/>when<text:s/>there<text:s/>should<text:s/>be<text:s/>nothing,<text:s/>or<text:s/>is<text:s/>there<text:s/>nothing<text:s/>present<text:s/>when<text:s/>there<text:s/>should<text:s/>be<text:s/>something".</text:span><text:span text:style-name="T21_2"><text:note text:note-class="footnote"><text:note-citation/><text:note-body><text:p text:style-name="P22"><text:span text:style-name="T22_1"><text:tab/>Mark<text:s/>Fisher</text:span></text:p></text:note-body></text:note></text:span><text:span text:style-name="T22_2"><text:s/>For<text:s/>most<text:s/>of<text:s/>us,<text:s/>there<text:s/>is<text:s/>something<text:s/>eerie<text:s/>in<text:s/>the<text:s/>fact<text:s/>that<text:s/>machines<text:s/>seem<text:s/>to<text:s/>display<text:s/>cognition<text:s/>or<text:s/>even<text:s/>opinions<text:s/>and<text:s/>feelings<text:s/>(in<text:s/>the<text:s/>case<text:s/>of<text:s/>text-generating<text:s/>algorithms)<text:s/>when<text:s/>they<text:s/>are<text:s/>just<text:s/>machines<text:s/>and<text:s/>as<text:s/>those,<text:s/>should<text:s/>not<text:s/>be<text:s/>able<text:s/>to<text:s/>think<text:s/>or<text:s/>feel<text:s/>anything.<text:s/>After<text:s/>working<text:s/>for<text:s/>a<text:s/>while<text:s/>with<text:s/>AI<text:s/>this<text:s/>impression<text:s/>turns<text:s/>upside<text:s/>down.<text:s/>Now<text:s/>it<text:s/>feels<text:s/>eerie<text:s/>that<text:s/>intelligence<text:s/>is<text:s/>perceived<text:s/>to<text:s/>be<text:s/>there<text:s/>when<text:s/>there<text:s/>is<text:s/>actually<text:s/>nothing<text:s/>like<text:s/>it<text:s/>present.</text:span></text:p>
      <text:p text:style-name="P23"/>
      <text:p text:style-name="P24"><text:span text:style-name="T24_1">"Behind<text:s/>all<text:s/>of<text:s/>the<text:s/>manifestations<text:s/>of<text:s/>the<text:s/>eerie,<text:s/>the<text:s/>central<text:s/>enigma<text:s/>at<text:s/>its<text:s/>core<text:s/>is<text:s/>the<text:s/>problem<text:s/>of<text:s/>agency.<text:s/>In<text:s/>the<text:s/>case<text:s/>of<text:s/>the<text:s/>failure<text:s/>of<text:s/>absence,<text:s/>the<text:s/>question<text:s/>concerns<text:s/>the<text:s/>existence<text:s/>of<text:s/>agency<text:s/>as<text:s/>such.<text:s/>Is<text:s/>there<text:s/>a<text:s/>deliberate<text:s/>agent<text:s/>here<text:s/>at<text:s/>all?<text:s/>Are<text:s/>we<text:s/>being<text:s/>watched<text:s/>by<text:s/>an<text:s/>entity<text:s/>that<text:s/>has<text:s/>not<text:s/>yet<text:s/>revealed<text:s/>itself?<text:s/>In<text:s/>the<text:s/>case<text:s/>of<text:s/>the<text:s/>failure<text:s/>of<text:s/>presence,<text:s/>the<text:s/>question<text:s/>concerns<text:s/>the<text:s/>particular<text:s/>nature<text:s/>of<text:s/>the<text:s/>agent<text:s/>at<text:s/>work."</text:span><text:span text:style-name="T24_2"><text:note text:note-class="footnote"><text:note-citation/><text:note-body><text:p text:style-name="P25"><text:span text:style-name="T25_1"><text:tab/></text:span><text:span text:style-name="T25_2">Mark<text:s/>Fisher</text:span></text:p></text:note-body></text:note></text:span></text:p>
      <text:p text:style-name="P26"/>
      <text:list text:style-name="LS1" xml:id="list2" text:continue-list="list0">
        <text:list-item>
          <text:list>
            <text:list-item>
              <text:h text:style-name="P27" text:outline-level="2"><text:span text:style-name="T27_1">C</text:span><text:span text:style-name="T27_2">hoices</text:span></text:h>
            </text:list-item>
          </text:list>
        </text:list-item>
      </text:list>
      <text:p text:style-name="P28"/>
      <text:p text:style-name="P29"><text:span text:style-name="T29_1">In<text:s/>the<text:s/>end,<text:s/>the<text:s/>questions<text:s/>of<text:s/>whether<text:s/>machines<text:s/>can<text:s/>think<text:s/>were<text:s/>not<text:s/>of<text:s/>interest<text:s/>to<text:s/>me<text:s/>in<text:s/>this<text:s/>project,<text:s/>but<text:s/>the<text:s/>matter<text:s/>of<text:s/>what<text:s/>humans<text:s/>project<text:s/>into<text:s/>machines<text:s/>was.<text:s/>The<text:s/>eeriness<text:s/>that<text:s/>is<text:s/>perceived<text:s/>reminded<text:s/>me<text:s/>of<text:s/>ghost<text:s/>stories,<text:s/>especially<text:s/>when<text:s/>thinking<text:s/>about<text:s/>the<text:s/>question<text:s/>of<text:s/>agency.<text:s/>Is<text:s/>something<text:s/>"present"?<text:s/>Can<text:s/>it<text:s/>"see"<text:s/>me?<text:s/>The<text:s/>proper<text:s/>answer,<text:s/>laid<text:s/>out<text:s/>in<text:s/>the<text:s/>text<text:s/>above,<text:s/>is:<text:s/>"It<text:s/>depends<text:s/>on<text:s/>what<text:s/>expressions<text:s/>like<text:s/>'present'<text:s/>and<text:s/>'see'<text:s/>mean<text:s/>to<text:s/>you,<text:s/>but<text:s/>probably<text:s/>not".<text:s/>This<text:s/>is<text:s/>interestingly<text:s/>a<text:s/>similar<text:s/>answer<text:s/>that<text:s/>I<text:s/>would<text:s/>give<text:s/>to<text:s/>somebody,<text:s/>who<text:s/>asks<text:s/>me,<text:s/>whether<text:s/>ghosts<text:s/>exist.<text:s/>Yet<text:s/>I<text:s/>certainly<text:s/>know<text:s/>the<text:s/>feeling<text:s/>of<text:s/>having<text:s/>a<text:s/>shiver<text:s/>run<text:s/>down<text:s/>my<text:s/>spine<text:s/>because<text:s/>I<text:s/>am<text:s/>in<text:s/>an<text:s/>eerie<text:s/>place<text:s/>and<text:s/>I<text:s/>think<text:s/>of<text:s/>its<text:s/>history.</text:span></text:p>
      <text:p text:style-name="P30"/>
      <text:p text:style-name="P31"><text:span text:style-name="T31_1">I<text:s/>am<text:s/>not<text:s/>the<text:s/>first<text:s/>to<text:s/>make<text:s/>the<text:s/>connection<text:s/>between<text:s/>AI<text:s/>and<text:s/>ghosts,<text:s/>however.<text:s/>Business<text:s/>got<text:s/>there<text:s/>way<text:s/>before<text:s/>me.<text:s/>As<text:s/>an<text:s/>example:<text:s/>In<text:s/>2014,<text:s/>the<text:s/>start-up<text:s/>eterni.me<text:s/>was<text:s/>founded<text:s/>with<text:s/>the<text:s/>aim<text:s/>of<text:s/>enabling<text:s/>people<text:s/>to<text:s/>exist<text:s/>beyond<text:s/>their<text:s/>death:<text:s/>By<text:s/>handing<text:s/>over<text:s/>their<text:s/>most<text:s/>intimate<text:s/>data<text:s/>as<text:s/>well<text:s/>as<text:s/>access<text:s/>to<text:s/>their<text:s/>social<text:s/>media<text:s/>accounts,<text:s/>AIs<text:s/>are<text:s/>supposed<text:s/>to<text:s/>be<text:s/>able<text:s/>to<text:s/>create<text:s/>avatars<text:s/>after<text:s/>the<text:s/>death<text:s/>of<text:s/>these<text:s/>people,<text:s/>which<text:s/>"live<text:s/>on"<text:s/>ghostly<text:s/>in<text:s/>their<text:s/>place.</text:span><text:span text:style-name="T31_2"><text:note text:note-class="footnote"><text:note-citation/><text:note-body><text:p text:style-name="P32"><text:span text:style-name="T32_1"><text:tab/>Etnernime:<text:s/>Eternime<text:s/>Alpha<text:s/>Two,<text:s/>https://vimeo.com/142260863,<text:s/>abgerufen<text:s/>am<text:s/>26.2.2021.</text:span></text:p></text:note-body></text:note></text:span></text:p>
      <text:p text:style-name="P33"/>
      <text:p text:style-name="P34"><text:span text:style-name="T34_1">This<text:s/>leads<text:s/>into</text:span><text:span text:style-name="T34_2"><text:s/>another<text:s/>ghostly<text:s/>quality<text:s/>to<text:s/>AI:<text:s/>The<text:s/>fact<text:s/>that<text:s/>it<text:s/>can<text:s/>never<text:s/>truly<text:s/>generate<text:s/>something<text:s/>new.<text:s/>As<text:s/>it<text:s/>is<text:s/>able<text:s/>to<text:s/>regenerate<text:s/>and<text:s/>predict<text:s/>patterns<text:s/>from<text:s/>its<text:s/>training<text:s/>datasets,<text:s/>it<text:s/>is<text:s/>bound<text:s/>to<text:s/>the<text:s/>information<text:s/>in<text:s/>that<text:s/>data.<text:s/>Thus<text:s/>"machine<text:s/>learning<text:s/>automates<text:s/>the<text:s/>dictatorship<text:s/>of<text:s/>the<text:s/>past,<text:s/>of<text:s/>past<text:s/>taxonomies<text:s/>and<text:s/>behavioral<text:s/>patterns,<text:s/>over<text:s/>the<text:s/>present.<text:s/>This<text:s/>problem<text:s/>can<text:s/>be<text:s/>termed<text:s/>the<text:s/>regeneration<text:s/>of<text:s/>the<text:s/>old<text:s/>[…]".</text:span><text:span text:style-name="T34_3"><text:note text:note-class="footnote"><text:note-citation/><text:note-body><text:p text:style-name="P35"><text:span text:style-name="T35_1"><text:tab/>Nooscope</text:span></text:p></text:note-body></text:note></text:span><text:span text:style-name="T35_2"><text:s/>One<text:s/>could<text:s/>say,<text:s/>rather<text:s/>dramatically,<text:s/>that<text:s/>machine<text:s/>learning<text:s/>algorithms<text:s/>are<text:s/>doomed<text:s/>to<text:s/>echo<text:s/>past<text:s/>events,<text:s/>voices,<text:s/>and<text:s/>faces<text:s/>(anything<text:s/>that<text:s/>it's<text:s/>trained<text:s/>on,<text:s/>anyway).</text:span></text:p>
      <text:p text:style-name="P36"/>
      <text:p text:style-name="P37"><text:span text:style-name="T37_1">All<text:s/>of<text:s/>the<text:s/>above<text:s/>motivated<text:s/>me<text:s/>to<text:s/>create<text:s/>this<text:s/>somewhat<text:s/>kitsch<text:s/>interface,<text:s/>where<text:s/>text<text:s/>and<text:s/>messages<text:s/>shift<text:s/>around<text:s/>and<text:s/>which<text:s/>always<text:s/>seems<text:s/>a<text:s/>bit<text:s/>too<text:s/>slow<text:s/>to<text:s/>be<text:s/>an<text:s/>actual<text:s/>working<text:s/>chat<text:s/>app.<text:s/>With<text:s/>the<text:s/>messages<text:s/>and<text:s/>selfies,<text:s/>too,<text:s/>I<text:s/>meant<text:s/>to<text:s/>work<text:s/>with<text:s/>the<text:s/>eerie,<text:s/>skating<text:s/>around<text:s/>the<text:s/>questions<text:s/>of<text:s/>presence<text:s/>and<text:s/>absence.<text:s/>Sometimes<text:s/>they<text:s/>make<text:s/>total<text:s/>sense:<text:s/>A<text:s/>conversation<text:s/>unfolds,<text:s/>that<text:s/>could<text:s/>be<text:s/>between<text:s/>humans<text:s/>and<text:s/>the<text:s/>images<text:s/>look<text:s/>almost<text:s/>as<text:s/>if<text:s/>they'd<text:s/>actually<text:s/>been<text:s/>taken<text:s/>by<text:s/>a<text:s/>camera.<text:s/>Then,<text:s/>suddenly,<text:s/>all<text:s/>this<text:s/>falls<text:s/>apart<text:s/>again,<text:s/>when<text:s/>grammar<text:s/>fails<text:s/>or<text:s/>a<text:s/>part<text:s/>of<text:s/>the<text:s/>conversation<text:s/>gets<text:s/>repeated<text:s/>over<text:s/>and<text:s/>over<text:s/>like<text:s/>a<text:s/>broken<text:s/>record.</text:span></text:p>
      <text:p text:style-name="P38"/>
      <text:h text:style-name="P39" text:outline-level="2"><text:span text:style-name="T39_1">Process</text:span></text:h>
      <text:p text:style-name="P40"/>
      <text:p text:style-name="P41"><text:span text:style-name="T41_1">Every<text:s/>machine<text:s/>learning<text:s/>model<text:s/>needs<text:s/>a<text:s/>dataset.<text:s/>In<text:s/>this<text:s/>case<text:s/>building<text:s/>the<text:s/>dataset<text:s/>started<text:s/>with<text:s/>mail<text:s/>conversations<text:s/>I<text:s/>had<text:s/>with<text:s/>Hendrik<text:s/>Kempt,<text:s/>a<text:s/>philosopher,<text:s/></text:span><text:span text:style-name="T41_2">working<text:s/>in<text:s/>applied<text:s/>ethics.<text:s/></text:span><text:span text:style-name="T41_3">These<text:s/>conversations<text:s/>were<text:s/>topic<text:s/>driven,<text:s/>revolving<text:s/>around<text:s/>the<text:s/>use<text:s/>of<text:s/>AI,<text:s/>but<text:s/>also<text:s/>digital<text:s/>surveillance<text:s/>and<text:s/>control,<text:s/>ghosts<text:s/></text:span><text:span text:style-name="T41_4">and<text:s/>the<text:s/>way<text:s/>we<text:s/>think<text:s/>as<text:s/>scientists,<text:s/>artists<text:s/>and<text:s/>programmers.<text:s/>Later<text:s/>I<text:s/>rewrote<text:s/>these<text:s/>mails<text:s/>into<text:s/>a<text:s/>chat<text:s/>and<text:s/>added<text:s/>an<text:s/>improvised<text:s/>conversation<text:s/>between<text:s/>two<text:s/>performers.<text:s/>I<text:s/>used<text:s/>the<text:s/>latter<text:s/>to<text:s/>guide<text:s/>the<text:s/>conversation<text:s/>further<text:s/>and<text:s/>add<text:s/>emotional<text:s/>content,<text:s/></text:span><text:span text:style-name="T41_5">but<text:s/>also<text:s/>to<text:s/>anonymize<text:s/>the<text:s/>results<text:s/>somewhat</text:span><text:span text:style-name="T41_6">.</text:span></text:p>
      <text:p text:style-name="P42"/>
      <text:p text:style-name="P43"><text:span text:style-name="T43_1">Here<text:s/>I<text:s/>was<text:s/>using<text:s/>the<text:s/>ability<text:s/>of<text:s/>machine<text:s/>learning<text:s/>to<text:s/>compress<text:s/>the<text:s/>dataset<text:s/>during<text:s/>training.</text:span><text:span text:style-name="T43_2"><text:note text:note-class="footnote"><text:note-citation/><text:note-body><text:p text:style-name="P44"><text:span text:style-name="T44_1"><text:tab/>Nooscope</text:span></text:p></text:note-body></text:note></text:span><text:span text:style-name="T44_2">As<text:s/>the<text:s/>conversation<text:s/>between<text:s/>Hendrik<text:s/>and<text:s/>me<text:s/>and<text:s/>that<text:s/>between<text:s/>the<text:s/>performers<text:s/>gets<text:s/>put<text:s/>into<text:s/>the<text:s/>same<text:s/>dataset,<text:s/>it<text:s/>will<text:s/>generate<text:s/>a<text:s/>mix<text:s/>of<text:s/>both<text:s/>conversations,<text:s/>sometimes<text:s/>leaning<text:s/>more<text:s/>into<text:s/>one<text:s/>style<text:s/>and<text:s/>topic<text:s/>of<text:s/>conversation<text:s/>and<text:s/>sometimes<text:s/>more<text:s/>into<text:s/>the<text:s/>other.<text:s/>I<text:s/>did<text:s/>the<text:s/>same<text:s/>with<text:s/>the<text:s/>selfies,<text:s/>conflating<text:s/></text:span><text:span text:style-name="T44_3">my<text:s/>face</text:span><text:span text:style-name="T44_4"><text:s/>and<text:s/>one<text:s/>performer’</text:span><text:span text:style-name="T44_5">s</text:span><text:span text:style-name="T44_6"><text:s/>together<text:s/>and<text:s/>Hendrik’</text:span><text:span text:style-name="T44_7">s<text:s/>face</text:span><text:span text:style-name="T44_8"><text:s/>and<text:s/>the<text:s/>other’</text:span><text:span text:style-name="T44_9">s</text:span><text:span text:style-name="T44_10">.</text:span></text:p>
      <text:p text:style-name="P45"/>
      <text:p text:style-name="P46"><text:span text:style-name="T46_1">For<text:s/>the<text:s/>sounds<text:s/>that<text:s/>get<text:s/>played,<text:s/>when<text:s/>a<text:s/>message<text:s/>gets<text:s/>received,<text:s/>I<text:s/>worked<text:s/>differently:<text:s/>I<text:s/>recorded<text:s/>all<text:s/>notification<text:s/>sounds<text:s/>that<text:s/>my<text:s/>phone<text:s/>has<text:s/>by<text:s/>default<text:s/>and<text:s/>used<text:s/>an<text:s/>algorithm<text:s/>to<text:s/>compress<text:s/>them<text:s/>into<text:s/>one<text:s/>sound.<text:s/>The<text:s/>result<text:s/>of<text:s/>that<text:s/>compression/encoding<text:s/>is<text:s/>a<text:s/>list<text:s/>of<text:s/>numbers.<text:s/>Now<text:s/>I<text:s/>put<text:s/>slight<text:s/>variations<text:s/>on<text:s/>those<text:s/>numbers<text:s/>and<text:s/>used<text:s/>the<text:s/>same<text:s/>algorithm<text:s/>to<text:s/>turn<text:s/>them<text:s/>back<text:s/>into<text:s/>audio<text:s/>files.<text:s/>The<text:s/>result<text:s/>is<text:s/>that<text:s/>each<text:s/>sound<text:s/>is<text:s/>now<text:s/>abstracted<text:s/>randomly.</text:span></text:p>
      <text:p text:style-name="P47"/>
      <text:p text:style-name="P48"><text:span text:style-name="T48_1">I<text:s/>need<text:s/>to<text:s/>add<text:s/>that<text:s/>I<text:s/>did<text:s/>not<text:s/>train<text:s/>any<text:s/></text:span><text:span text:style-name="T48_2">machine<text:s/>learning<text:s/></text:span><text:span text:style-name="T48_3">model<text:s/>from<text:s/>scratch.<text:s/>For<text:s/>this,<text:s/>I<text:s/>would<text:s/>have<text:s/>needed<text:s/>several<text:s/>libraries<text:s/>worth<text:s/>of<text:s/>text<text:s/>for<text:s/>the<text:s/>messages<text:s/>and<text:s/>at<text:s/>least<text:s/>50.000<text:s/>images<text:s/>for<text:s/>the<text:s/>selfies.<text:s/>Instead,<text:s/>I<text:s/>used<text:s/>a<text:s/>technique<text:s/>called<text:s/>"finetuning".<text:s/>For<text:s/>finetuning<text:s/>one<text:s/>uses<text:s/>models<text:s/>that<text:s/>were<text:s/>already<text:s/>trained</text:span><text:span text:style-name="T48_4"><text:note text:note-class="footnote"><text:note-citation/><text:note-body><text:p text:style-name="P49"><text:span text:style-name="T49_1"><text:tab/></text:span><text:span text:style-name="T49_2">In<text:s/>the<text:s/>case<text:s/>of<text:s/>the<text:s/>messages,<text:s/>the<text:s/>model<text:s/>was<text:s/>pre-trained<text:s/>with<text:s/>the<text:s/></text:span><text:span text:style-name="T49_3"><text:a xlink:type="simple" xlink:href="https://github.com/EleutherAI/the-pile"><text:span text:style-name="T49_4">PILE</text:span></text:a></text:span><text:span text:style-name="T49_5"><text:s/>dataset,<text:s/></text:span><text:span text:style-name="T49_6">and<text:s/></text:span><text:span text:style-name="T49_7">in<text:s/>the<text:s/>case<text:s/>of<text:s/>the<text:s/>selfies<text:s/>with<text:s/></text:span><text:span text:style-name="T49_8"><text:a xlink:type="simple" xlink:href="https://github.com/NVlabs/ffhq-dataset"><text:span text:style-name="T49_9">FFHQ</text:span></text:a></text:span><text:span text:style-name="T49_10">.</text:span></text:p></text:note-body></text:note></text:span><text:span text:style-name="T49_11"><text:s/>and<text:s/>trains<text:s/>them<text:s/>for<text:s/>a<text:s/>little<text:s/>longer<text:s/>with<text:s/>a<text:s/>much<text:s/>smaller,<text:s/>but<text:s/>more<text:s/>focused,<text:s/>dataset.<text:s/>So<text:s/>the<text:s/>models<text:s/>were<text:s/>already<text:s/>able<text:s/>to<text:s/>create<text:s/>images<text:s/>and<text:s/>text<text:s/>respectively<text:s/>before<text:s/>I<text:s/>finetuned<text:s/>them,<text:s/>but<text:s/>through<text:s/>finetuning<text:s/>they<text:s/>now<text:s/>generate<text:s/>texts,<text:s/>that<text:s/>somewhat<text:s/>approximate<text:s/>my<text:s/>datasets.<text:s/>While<text:s/>it<text:s/>is<text:s/>unlikely<text:s/>that<text:s/>faces<text:s/>or<text:s/>words<text:s/>pop<text:s/>up<text:s/>that<text:s/>were<text:s/>not<text:s/>part<text:s/>of<text:s/>my<text:s/>datasets,<text:s/>it<text:s/>is<text:s/>worth<text:s/>mentioning<text:s/>that<text:s/>the<text:s/>pre-training<text:s/>datasets<text:s/>are<text:s/>still<text:s/>compressed<text:s/>in<text:s/>there<text:s/>somewhere,<text:s/></text:span><text:span text:style-name="T49_12">maybe<text:s/>peeking<text:s/>out<text:s/>at<text:s/>opportune<text:s/>moments,<text:s/>to<text:s/>reveal<text:s/>themselves</text:span><text:span text:style-name="T49_13">.</text:span></text:p>
      <text:p text:style-name="P50"/>
      <text:p text:style-name="P5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OpenSymbol" svg:font-family="OpenSymbol" style:font-charset="x-symbol"/>
    <style:font-face style:name="Lohit Devanagari" svg:font-family="Lohit Devanagari" style:font-pitch="variable"/>
    <style:font-face style:name="Liberation Serif" svg:font-family="Liberation Serif" style:font-pitch="variable" style:font-family-generic="roman"/>
    <style:font-face style:name="Liberation Sans" svg:font-family="Liberation Sans" style:font-pitch="variable" style:font-family-generic="swiss"/>
    <style:font-face style:name="Noto Sans CJK SC" svg:font-family="Noto Sans CJK SC" style:font-pitch="variable"/>
    <style:font-face style:name="Noto Serif CJK SC" svg:font-family="Noto Serif CJK SC" style:font-pitch="variable"/>
    <style:font-face style:name="Times New Roman" svg:font-family="Times New Roman"/>
  </office:font-face-decls>
  <office:styles>
    <style:default-style style:family="paragraph">
      <style:paragraph-properties style:text-autospace="ideograph-alpha" fo:orphans="2" fo:widows="2" fo:hyphenation-ladder-count="no-limit" style:tab-stop-distance="1.251cm"/>
      <style:text-properties style:use-window-font-color="true" style:font-name="Liberation Serif" fo:font-size="12pt" style:font-name-asian="Noto Serif CJK SC" style:font-size-asian="12pt" style:font-name-complex="Lohit Devanagari" style:font-size-complex="12pt" fo:language="en" fo:language-asian="zh" fo:language-complex="hi" fo:country="US" fo:country-asian="CN" fo:country-complex="IN" style:letter-kerning="true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style:text-autospace="ideograph-alpha" fo:orphans="2" fo:widows="2" fo:hyphenation-ladder-count="no-limit"/>
      <style:text-properties fo:font-size="12pt" style:font-size-asian="12pt" style:font-size-complex="12pt" style:letter-kerning="true"/>
    </style:style>
    <style:style style:name="Heading_20_1" style:display-name="Heading 1" style:family="paragraph" style:parent-style-name="Heading" style:default-outline-level="1">
      <style:paragraph-properties fo:margin-top="0.423cm" fo:margin-bottom="0.212cm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Heading" style:default-outline-level="2">
      <style:paragraph-properties fo:margin-top="0.353cm" fo:margin-bottom="0.212cm"/>
      <style:text-properties fo:font-size="16pt" style:font-size-asian="16pt" style:font-size-complex="16pt" fo:font-weight="bold" style:font-weight-asian="bold" style:font-weight-complex="bold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orphans="2" fo:widows="2" fo:hyphenation-ladder-count="no-limit"/>
      <style:text-properties fo:font-size="12pt" style:font-size-asian="12pt" style:font-size-complex="12pt" style:letter-kerning="true"/>
    </style:style>
    <style:style style:name="Heading" style:family="paragraph" style:parent-style-name="Standard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>
      <style:paragraph-properties fo:line-height="115%" fo:margin-top="0cm" fo:margin-bottom="0.247cm"/>
    </style:style>
    <style:style style:name="List" style:family="paragraph" style:parent-style-name="Text_20_body">
      <style:text-properties style:font-name-complex="Lohit Devanagari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fo:font-size="12pt" style:font-size-asian="12pt" style:font-name-complex="Lohit Devanagari" style:font-size-complex="12pt"/>
    </style:style>
    <style:style style:name="Index" style:family="paragraph" style:parent-style-name="Standard">
      <style:text-properties style:font-name-complex="Lohit Devanagari" fo:language="zxx" fo:language-asian="zxx" fo:language-complex="zxx" fo:country="none" fo:country-asian="none" fo:country-complex="none"/>
    </style:style>
    <style:style style:name="Footnote" style:family="paragraph" style:parent-style-name="Standard">
      <style:paragraph-properties fo:text-indent="-0.6cm" fo:margin-left="0.6cm" fo:margin-right="0cm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language-asian="zxx" fo:language-complex="zxx" fo:country="none" fo:country-asian="none" fo:country-complex="none" style:text-underline-style="solid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reference" style:display-name="Footnote reference" style:family="text" style:parent-style-name="Default_20_Paragraph_20_Font">
      <style:text-properties style:text-position="super 58%"/>
    </style:style>
    <text:list-style style:name="LS1">
      <text:list-level-style-number style:num-format="" text:style-name="List1Level0" text:level="1"/>
      <text:list-level-style-number style:num-format="" text:style-name="List1Level1" text:level="2"/>
      <text:list-level-style-number style:num-format="" text:style-name="List1Level2" text:level="3"/>
      <text:list-level-style-number style:num-format="" text:style-name="List1Level3" text:level="4"/>
      <text:list-level-style-number style:num-format="" text:style-name="List1Level4" text:level="5"/>
      <text:list-level-style-number style:num-format="" text:style-name="List1Level5" text:level="6"/>
      <text:list-level-style-number style:num-format="" text:style-name="List1Level6" text:level="7"/>
      <text:list-level-style-number style:num-format="" text:style-name="List1Level7" text:level="8"/>
      <text:list-level-style-number style:num-format="" text:style-name="List1Level8" text:level="9"/>
    </text:list-style>
    <text:notes-configuration text:note-class="footnote" style:num-format="1" text:start-value="0" text:footnotes-position="page" text:start-numbering-at="document" text:citation-style-name="Footnote_20_reference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21.2.0</meta:generator>
    <dc:title/>
    <meta:initial-creator/>
    <meta:creation-date>2022-09-06T15:32:42</meta:creation-date>
    <dc:creator/>
    <dc:date>2022-09-09T16:03:32</dc:date>
    <meta:editing-cycles>27</meta:editing-cycles>
    <meta:editing-duration>PT2H8M</meta:editing-duration>
    <meta:document-statistic meta:page-count="3" meta:paragraph-count="30" meta:row-count="0" meta:word-count="1655" meta:character-count="9873" meta:non-whitespace-character-count="8238"/>
  </office:meta>
</office:document-meta>
</file>